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433ff" fo:background-color="#ffff00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56178" fo:background-color="#ffff00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0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01c44"/>
    </style:style>
    <style:style style:name="T3" style:family="text">
      <style:text-properties officeooo:rsid="0040ede1"/>
    </style:style>
    <style:style style:name="T4" style:family="text">
      <style:text-properties fo:color="#c9211e" loext:opacity="100%"/>
    </style:style>
    <style:style style:name="T5" style:family="text">
      <style:text-properties officeooo:rsid="00478918"/>
    </style:style>
    <style:style style:name="T6" style:family="text">
      <style:text-properties officeooo:rsid="004ca2b1"/>
    </style:style>
    <style:style style:name="T7" style:family="text">
      <style:text-properties officeooo:rsid="0050d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Rosnode list: </text:p>
      <text:p text:style-name="P8">/android_script_server</text:p>
      <text:p text:style-name="P8">/android_script_server_hartbeat</text:p>
      <text:p text:style-name="P8">/arm_left/arm_left_controller_spawner</text:p>
      <text:p text:style-name="P8">/arm_left/control_mode_adapter</text:p>
      <text:p text:style-name="P8">/arm_left/driver</text:p>
      <text:p text:style-name="P8">/arm_right/arm_right_controller_spawner</text:p>
      <text:p text:style-name="P8">/arm_right/control_mode_adapter</text:p>
      <text:p text:style-name="P8">/arm_right/driver</text:p>
      <text:p text:style-name="P8">/base/driver</text:p>
      <text:p text:style-name="P8">/base/stuck_detector</text:p>
      <text:p text:style-name="P8">/base/twist_marker</text:p>
      <text:p text:style-name="P8">/base/twist_mux</text:p>
      <text:p text:style-name="P8">/base/velocity_smoother</text:p>
      <text:p text:style-name="P8">/base_laser_front/driver</text:p>
      <text:p text:style-name="P8">/base_laser_front/scan_filter</text:p>
      <text:p text:style-name="P8">/base_laser_left/driver</text:p>
      <text:p text:style-name="P8">/base_laser_left/scan_filter</text:p>
      <text:p text:style-name="P8">/base_laser_right/driver</text:p>
      <text:p text:style-name="P8">/base_laser_right/scan_filter</text:p>
      <text:p text:style-name="P8">/battery_monitor</text:p>
      <text:p text:style-name="P8">/behavior</text:p>
      <text:p text:style-name="P8">/bms</text:p>
      <text:p text:style-name="P8">/bms/power_state_aggregator</text:p>
      <text:p text:style-name="P8">/collision_velocity_filter</text:p>
      <text:p text:style-name="P8">/cpu_monitor_b1_2932_1251677448304223819</text:p>
      <text:p text:style-name="P8">/cpu_monitor_b1_2932_4522440023860925890</text:p>
      <text:p text:style-name="P8">/cpu_monitor_b1_2932_7101393616183237317</text:p>
      <text:p text:style-name="P8">/cpu_monitor_b1_2932_8272992646393258742</text:p>
      <text:p text:style-name="P8">/dashboard_aggregator</text:p>
      <text:p text:style-name="P8">/diagnostic_aggregator</text:p>
      <text:p text:style-name="P6">/docker_control</text:p>
      <text:p text:style-name="P8">/docker_control/move_base_linear</text:p>
      <text:p text:style-name="P8">/docking_laser_filter</text:p>
      <text:p text:style-name="P8">/emergency_stop_monitor</text:p>
      <text:p text:style-name="P8">/fake_collission_monitor</text:p>
      <text:p text:style-name="P8">/hd_monitor_b1_2932_1182466018726155815</text:p>
      <text:p text:style-name="P8">/hd_monitor_b1_2932_1438185005101170660</text:p>
      <text:p text:style-name="P8">/hd_monitor_b1_2932_5398942913493706783</text:p>
      <text:p text:style-name="P8">/hd_monitor_b1_2932_9150327946882513181</text:p>
      <text:p text:style-name="P6">/joint_state_publisher</text:p>
      <text:p text:style-name="P8">/joy_node_b1_2932_2926201646044846219</text:p>
      <text:p text:style-name="P6">/light_base</text:p>
      <text:p text:style-name="P6">/light_torso</text:p>
      <text:p text:style-name="P8">/ntp_monitor_b1_2932_1146674236614287666</text:p>
      <text:p text:style-name="P8">/ntp_monitor_b1_2932_200233577738118402</text:p>
      <text:p text:style-name="P8">/ntp_monitor_b1_2932_6490077741694314683</text:p>
      <text:p text:style-name="P8">/robot_state_publisher</text:p>
      <text:p text:style-name="P8">/ros_bridge</text:p>
      <text:p text:style-name="P8">/rosout</text:p>
      <text:p text:style-name="P8">/safety_controller/safety_controller</text:p>
      <text:p text:style-name="P8">/scan_unifier_b1_2932_5918384599467538554</text:p>
      <text:p text:style-name="P8">/scan_unifier_b1_2932_5918384599467538554/generic_throttle</text:p>
      <text:p text:style-name="P8">/scan_unifier_filter</text:p>
      <text:p text:style-name="P8">/script_server</text:p>
      <text:p text:style-name="P8">/sensorring/control_mode_adapter</text:p>
      <text:p text:style-name="P8">/sensorring/driver</text:p>
      <text:p text:style-name="P8">/sensorring/sensorring_controller_spawner</text:p>
      <text:p text:style-name="P8">/station_detector</text:p>
      <text:p text:style-name="P8">/teleop/teleop_node_b1_2932_8737733541566334996</text:p>
      <text:p text:style-name="P8">/torso/control_mode_adapter</text:p>
      <text:p text:style-name="P8">/torso/driver</text:p>
      <text:p text:style-name="P8">/torso_cam3d_down/hz_monitor_torso_cam3d_down</text:p>
      <text:p text:style-name="P8">/torso_cam3d_down/image_flip_nodelet</text:p>
      <text:p text:style-name="P8">/torso_cam3d_down/realsense2_camera</text:p>
      <text:p text:style-name="P8">/torso_cam3d_down/torso_cam3d_down_nodelet_manager</text:p>
      <text:p text:style-name="P8">/torso_cam3d_left/hz_monitor_torso_cam3d_left</text:p>
      <text:p text:style-name="P8">/torso_cam3d_left/image_flip_nodelet</text:p>
      <text:p text:style-name="P8">/torso_cam3d_left/realsense2_camera</text:p>
      <text:p text:style-name="P8"><text:soft-page-break/>/torso_cam3d_left/torso_cam3d_left_nodelet_manager</text:p>
      <text:p text:style-name="P8">/torso_cam3d_right/hz_monitor_torso_cam3d_right</text:p>
      <text:p text:style-name="P8">/torso_cam3d_right/image_flip_nodelet</text:p>
      <text:p text:style-name="P8">/torso_cam3d_right/realsense2_camera</text:p>
      <text:p text:style-name="P8">/torso_cam3d_right/torso_cam3d_right_nodelet_manager</text:p>
      <text:p text:style-name="P8"/>
      <text:p text:style-name="P8"/>
      <text:p text:style-name="P8"/>
      <text:p text:style-name="P12">Node [/docker_control]</text:p>
      <text:p text:style-name="P8">Publications: </text:p>
      <text:p text:style-name="P8"><text:s/>* /docker_control/dock/feedback [cob_actions/SetStringActionFeedback]</text:p>
      <text:p text:style-name="P8"><text:s/>* /docker_control/dock/result [cob_actions/SetStringActionResult]</text:p>
      <text:p text:style-name="P8"><text:s/>* /docker_control/dock/status [actionlib_msgs/GoalStatusArray]</text:p>
      <text:p text:style-name="P8"><text:s/>* /docker_control/dock_poses/feedback [cob_actions/DockActionFeedback]</text:p>
      <text:p text:style-name="P8"><text:s/>* /docker_control/dock_poses/result [cob_actions/DockActionResult]</text:p>
      <text:p text:style-name="P8"><text:s/>* /docker_control/dock_poses/status [actionlib_msgs/GoalStatusArray]</text:p>
      <text:p text:style-name="P8"><text:s/>* /docker_control/move_base_linear/cancel [actionlib_msgs/GoalID]</text:p>
      <text:p text:style-name="P8"><text:s/>* /docker_control/move_base_linear/goal [move_base_msgs/MoveBaseActionGoal]</text:p>
      <text:p text:style-name="P8"><text:s/>* /docker_control/undock/feedback [cob_actions/SetStringActionFeedback]</text:p>
      <text:p text:style-name="P8"><text:s/>* /docker_control/undock/result [cob_actions/SetStringActionResult]</text:p>
      <text:p text:style-name="P8"><text:s/>* /docker_control/undock/status [actionlib_msgs/GoalStatusArray]</text:p>
      <text:p text:style-name="P8"><text:s/>* /docker_control/undock_poses/feedback [cob_actions/DockActionFeedback]</text:p>
      <text:p text:style-name="P8"><text:s/>* /docker_control/undock_poses/result [cob_actions/DockActionResult]</text:p>
      <text:p text:style-name="P8"><text:s/>* /docker_control/undock_poses/status [actionlib_msgs/GoalStatusArray]</text:p>
      <text:p text:style-name="P8"><text:s/>* /docker_control_markers [visualization_msgs/MarkerArray]</text:p>
      <text:p text:style-name="P8"><text:s/>* /rosout [rosgraph_msgs/Log]</text:p>
      <text:p text:style-name="P8"/>
      <text:p text:style-name="P8">Subscriptions: </text:p>
      <text:p text:style-name="P8"><text:s/>* /docker_control/dock/cancel [actionlib_msgs/GoalID]</text:p>
      <text:p text:style-name="P8"><text:s/>* /docker_control/dock/goal [cob_actions/SetStringActionGoal]</text:p>
      <text:p text:style-name="P8"><text:s/>* /docker_control/dock_poses/cancel [unknown type]</text:p>
      <text:p text:style-name="P8"><text:s/>* /docker_control/dock_poses/goal [unknown type]</text:p>
      <text:p text:style-name="P8"><text:s/>* /docker_control/move_base_linear/feedback [move_base_msgs/MoveBaseActionFeedback]</text:p>
      <text:p text:style-name="P8"><text:s/>* /docker_control/move_base_linear/result [move_base_msgs/MoveBaseActionResult]</text:p>
      <text:p text:style-name="P8"><text:s/>* /docker_control/move_base_linear/status [actionlib_msgs/GoalStatusArray]</text:p>
      <text:p text:style-name="P8"><text:s/>* /docker_control/undock/cancel [actionlib_msgs/GoalID]</text:p>
      <text:p text:style-name="P8"><text:s/>* /docker_control/undock/goal [cob_actions/SetStringActionGoal]</text:p>
      <text:p text:style-name="P8"><text:s/>* /docker_control/undock_poses/cancel [unknown type]</text:p>
      <text:p text:style-name="P8"><text:s/>* /docker_control/undock_poses/goal [unknown type]</text:p>
      <text:p text:style-name="P8"><text:s/>* /tf [tf2_msgs/TFMessage]</text:p>
      <text:p text:style-name="P8"><text:s/>* /tf_static [tf2_msgs/TFMessage]</text:p>
      <text:p text:style-name="P8"/>
      <text:p text:style-name="P8">Services: </text:p>
      <text:p text:style-name="P8"><text:s/>* /docker_control/dock</text:p>
      <text:p text:style-name="P8"><text:s/>* /docker_control/dock_poses</text:p>
      <text:p text:style-name="P8"><text:s/>* /docker_control/get_loggers</text:p>
      <text:p text:style-name="P8"><text:s/>* /docker_control/set_logger_level</text:p>
      <text:p text:style-name="P8"><text:s/>* /docker_control/tf2_frames</text:p>
      <text:p text:style-name="P8"><text:s/>* /docker_control/undock</text:p>
      <text:p text:style-name="P8"><text:s/>* /docker_control/undock_poses</text:p>
      <text:p text:style-name="P8"/>
      <text:p text:style-name="P8"/>
      <text:p text:style-name="P8">contacting node http://10.4.25.11:46419/ ...</text:p>
      <text:p text:style-name="P8">Pid: 3221</text:p>
      <text:p text:style-name="P8">Connections:</text:p>
      <text:p text:style-name="P8"><text:s/>* topic: /rosout</text:p>
      <text:p text:style-name="P8"><text:s text:c="4"/>* to: /rosout</text:p>
      <text:p text:style-name="P8"><text:s text:c="4"/>* direction: outbound (34381 - 10.4.25.11:41338) [9]</text:p>
      <text:p text:style-name="P8"><text:s text:c="4"/>* transport: TCPROS</text:p>
      <text:p text:style-name="P8"><text:s/>* topic: /docker_control/move_base_linear/goal</text:p>
      <text:p text:style-name="P8"><text:s text:c="4"/>* to: /docker_control/move_base_linear</text:p>
      <text:p text:style-name="P8"><text:s text:c="4"/>* direction: outbound (34381 - 10.4.25.11:41358) [54]</text:p>
      <text:p text:style-name="P8"><text:s text:c="4"/>* transport: TCPROS</text:p>
      <text:p text:style-name="P8"><text:s/>* topic: /docker_control/move_base_linear/cancel</text:p>
      <text:p text:style-name="P8"><text:s text:c="4"/>* to: /docker_control/move_base_linear</text:p>
      <text:p text:style-name="P8"><text:s text:c="4"/>* direction: outbound (34381 - 10.4.25.11:41360) [17]</text:p>
      <text:p text:style-name="P8"><text:s text:c="4"/>* transport: TCPROS</text:p>
      <text:p text:style-name="P8"><text:s/>* topic: /docker_control/dock/status</text:p>
      <text:p text:style-name="P8"><text:s text:c="4"/>* to: /teleop/teleop_node_b1_2932_8737733541566334996</text:p>
      <text:p text:style-name="P8"><text:s text:c="4"/>* direction: outbound (34381 - 10.4.25.11:41364) [20]</text:p>
      <text:p text:style-name="P8"><text:s text:c="4"/>* transport: TCPROS</text:p>
      <text:p text:style-name="P8"><text:s/>* topic: /docker_control/dock/result</text:p>
      <text:p text:style-name="P8"><text:s text:c="4"/>* to: /teleop/teleop_node_b1_2932_8737733541566334996</text:p>
      <text:p text:style-name="P8"><text:s text:c="4"/>* direction: outbound (34381 - 10.4.25.11:41366) [19]</text:p>
      <text:p text:style-name="P8"><text:s text:c="4"/>* transport: TCPROS</text:p>
      <text:p text:style-name="P8"><text:s/>* topic: /docker_control/dock/feedback</text:p>
      <text:p text:style-name="P8"><text:s text:c="4"/>* to: /teleop/teleop_node_b1_2932_8737733541566334996</text:p>
      <text:p text:style-name="P8"><text:soft-page-break/><text:s text:c="4"/>* direction: outbound (34381 - 10.4.25.11:41370) [51]</text:p>
      <text:p text:style-name="P8"><text:s text:c="4"/>* transport: TCPROS</text:p>
      <text:p text:style-name="P8"><text:s/>* topic: /docker_control/undock/status</text:p>
      <text:p text:style-name="P8"><text:s text:c="4"/>* to: /teleop/teleop_node_b1_2932_8737733541566334996</text:p>
      <text:p text:style-name="P8"><text:s text:c="4"/>* direction: outbound (34381 - 10.4.25.11:41372) [52]</text:p>
      <text:p text:style-name="P8"><text:s text:c="4"/>* transport: TCPROS</text:p>
      <text:p text:style-name="P8"><text:s/>* topic: /docker_control/undock/result</text:p>
      <text:p text:style-name="P8"><text:s text:c="4"/>* to: /teleop/teleop_node_b1_2932_8737733541566334996</text:p>
      <text:p text:style-name="P8"><text:s text:c="4"/>* direction: outbound (34381 - 10.4.25.11:41374) [53]</text:p>
      <text:p text:style-name="P8"><text:s text:c="4"/>* transport: TCPROS</text:p>
      <text:p text:style-name="P8"><text:s/>* topic: /docker_control/undock/feedback</text:p>
      <text:p text:style-name="P8"><text:s text:c="4"/>* to: /teleop/teleop_node_b1_2932_8737733541566334996</text:p>
      <text:p text:style-name="P8"><text:s text:c="4"/>* direction: outbound (34381 - 10.4.25.11:41376) [55]</text:p>
      <text:p text:style-name="P8"><text:s text:c="4"/>* transport: TCPROS</text:p>
      <text:p text:style-name="P8"><text:s/>* topic: /docker_control/move_base_linear/status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result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feedback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station_detector (http://10.4.25.11:35555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base/driver (http://10.4.25.11:405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oft-page-break/><text:s text:c="4"/>* transport: TCPROS</text:p>
      <text:p text:style-name="P8"><text:s/>* topic: /tf_static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docker_control/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7"/>
      <text:p text:style-name="P9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2">/base/driver/init<text:tab/><text:tab/>→ Type: std_srvs/Trigger</text:p>
      <text:p text:style-name="P2">/base/driver/recover<text:tab/><text:tab/>→ Type: std_srvs/Trigger</text:p>
      <text:p text:style-name="P1">/base/driver/set_logger_level</text:p>
      <text:p text:style-name="P1">/base/driver/set_object</text:p>
      <text:p text:style-name="P1">/base/driver/shutdown</text:p>
      <text:p text:style-name="P2">/base/odometry_controller/reset_odometry<text:tab/><text:tab/>→ Type: std_srvs/Trigger</text:p>
      <text:p text:style-name="P2">/base/stuck_detector/get_loggers</text:p>
      <text:p text:style-name="P2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2">/behavior/setLightCyan <text:tab/>→ <text:span text:style-name="T7">Type: std_srvs/Trigger</text:span></text:p>
      <text:p text:style-name="P3">/behavior/setLightCyanBreath<text:tab/>→ <text:span text:style-name="T7">Type: std_srvs/Trigger</text:span></text:p>
      <text:p text:style-name="P3">/behavior/setLightCyanSweep<text:tab/>→ <text:span text:style-name="T7">Type: std_srvs/Trigger</text:span></text:p>
      <text:p text:style-name="P3">/behavior/setLightGreen<text:tab/>→ <text:span text:style-name="T7">Type: std_srvs/Trigger</text:span></text:p>
      <text:p text:style-name="P3">/behavior/setLightRed<text:tab/><text:tab/>→ <text:span text:style-name="T7">Type: std_srvs/Trigger</text:span>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4">/behavior/soundHello<text:tab/><text:tab/><text:tab/>→ <text:span text:style-name="T5">didn’t work, soundbox not connected? <text:s text:c="2"/></text:span>→ <text:span text:style-name="T7">Type: std_srvs/Trigger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2">/light_base/set_light<text:tab/><text:tab/>→ Type: cob_light/SetLightMode</text:p>
      <text:p text:style-name="P1">/light_base/set_logger_level</text:p>
      <text:p text:style-name="P1">/light_base/stop_mode</text:p>
      <text:p text:style-name="P1">/light_torso/get_loggers</text:p>
      <text:p text:style-name="P2">/light_torso/set_light<text:tab/><text:tab/>→ Type: cob_light/SetLightMode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2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2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10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2">Type: geometry_msgs/</text:span><text:span text:style-name="T3">(</text:span><text:span text:style-name="T2">msgs</text:span><text:span text:style-name="T3">)</text:span><text:span text:style-name="T2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1">/emergency_stop_state<text:tab/></text:span><text:tab/>→ emergency_state<text:span text:style-name="T6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4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5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">/torso_cam3d_down_upright/depth/points</text:p>
      <text:p text:style-name="P1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2">/torso_cam3d_left_upright/rgb/image_raw</text:p>
      <text:p text:style-name="P2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2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5-23T17:03:18.212435317</dc:date>
    <meta:editing-duration>P1DT5H49M47S</meta:editing-duration>
    <meta:editing-cycles>52</meta:editing-cycles>
    <meta:generator>LibreOffice/7.3.7.2$Linux_X86_64 LibreOffice_project/30$Build-2</meta:generator>
    <meta:document-statistic meta:table-count="0" meta:image-count="0" meta:object-count="0" meta:page-count="15" meta:paragraph-count="827" meta:word-count="1233" meta:character-count="34517" meta:non-whitespace-character-count="33691"/>
  </office:meta>
</office:document-meta>
</file>